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80" draw:master-page-name="Master1-Layout7-blank-Vide" presentation:presentation-page-layout-name="Master1-PPL7" draw:id="Slide-257">
        <draw:custom-shape svg:x="0.225in" svg:y="0.44277in" svg:width="3.33125in" svg:height="1.66834in" draw:id="id63" draw:style-name="a395" draw:name="Rectangle : coins arrondis 1">
          <svg:title/>
          <svg:desc/>
          <text:p text:style-name="a382" text:class-names="" text:cond-style-name=""><text:span text:style-name="a381" text:class-names="">Gymnasium:</text:span></text:p>
          <text:p text:style-name="a384" text:class-names="" text:cond-style-name=""><text:span text:style-name="a383" text:class-names=""/></text:p>
          <text:list text:style-name="a387">
            <text:list-item>
              <text:p text:style-name="a386" text:class-names="" text:cond-style-name=""><text:span text:style-name="a385" text:class-names="">Name</text:span></text:p>
            </text:list-item>
          </text:list>
          <text:list text:style-name="a390">
            <text:list-item>
              <text:p text:style-name="a389" text:class-names="" text:cond-style-name=""><text:span text:style-name="a388" text:class-names=""><text:s text:c="1"/>Adresse</text:span></text:p>
            </text:list-item>
          </text:list>
          <text:list text:style-name="a394">
            <text:list-item>
              <text:p text:style-name="a393" text:class-names="" text:cond-style-name=""><text:span text:style-name="a391" text:class-names=""><text:s text:c="1"/>Téléphone Numbers</text:span><text:span text:style-name="a392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50277in" svg:y="0.44277in" svg:width="3.33125in" svg:height="2.62913in" draw:id="id64" draw:style-name="a420" draw:name="Rectangle : coins arrondis 2">
          <svg:title/>
          <svg:desc/>
          <text:p text:style-name="a398" text:class-names="" text:cond-style-name=""><text:span text:style-name="a396" text:class-names="">Member</text:span><text:span text:style-name="a397" text:class-names="">:</text:span></text:p>
          <text:p text:style-name="a400" text:class-names="" text:cond-style-name=""><text:span text:style-name="a399" text:class-names=""/></text:p>
          <text:p text:style-name="a403" text:class-names="" text:cond-style-name=""><text:span text:style-name="a401" text:class-names="">Unique identifier</text:span><text:span text:style-name="a402" text:class-names=""><text:s text:c="1"/></text:span></text:p>
          <text:list text:style-name="a406">
            <text:list-item>
              <text:p text:style-name="a405" text:class-names="" text:cond-style-name=""><text:span text:style-name="a404" text:class-names="">Last name<text:s text:c="1"/></text:span></text:p>
            </text:list-item>
          </text:list>
          <text:list text:style-name="a409">
            <text:list-item>
              <text:p text:style-name="a408" text:class-names="" text:cond-style-name=""><text:span text:style-name="a407" text:class-names="">First name</text:span></text:p>
            </text:list-item>
          </text:list>
          <text:list text:style-name="a412">
            <text:list-item>
              <text:p text:style-name="a411" text:class-names="" text:cond-style-name=""><text:span text:style-name="a410" text:class-names=""><text:s text:c="1"/>Address<text:s text:c="1"/></text:span></text:p>
            </text:list-item>
          </text:list>
          <text:list text:style-name="a415">
            <text:list-item>
              <text:p text:style-name="a414" text:class-names="" text:cond-style-name=""><text:span text:style-name="a413" text:class-names="">Date of birth<text:s text:c="1"/></text:span></text:p>
            </text:list-item>
          </text:list>
          <text:list text:style-name="a419">
            <text:list-item>
              <text:p text:style-name="a418" text:class-names="" text:cond-style-name=""><text:span text:style-name="a416" text:class-names="">Gender</text:span><text:span text:style-name="a417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25in" svg:y="5.21728in" svg:width="3.33125in" svg:height="2.04665in" draw:id="id65" draw:style-name="a438" draw:name="Rectangle : coins arrondis 3">
          <svg:title/>
          <svg:desc/>
          <text:p text:style-name="a422" text:class-names="" text:cond-style-name=""><text:span text:style-name="a421" text:class-names="">Coach:</text:span></text:p>
          <text:p text:style-name="a424" text:class-names="" text:cond-style-name=""><text:span text:style-name="a423" text:class-names=""/></text:p>
          <text:list text:style-name="a427">
            <text:list-item>
              <text:p text:style-name="a426" text:class-names="" text:cond-style-name=""><text:span text:style-name="a425" text:class-names="">Last name<text:s text:c="1"/></text:span></text:p>
            </text:list-item>
          </text:list>
          <text:list text:style-name="a430">
            <text:list-item>
              <text:p text:style-name="a429" text:class-names="" text:cond-style-name=""><text:span text:style-name="a428" text:class-names="">First name</text:span></text:p>
            </text:list-item>
          </text:list>
          <text:list text:style-name="a433">
            <text:list-item>
              <text:p text:style-name="a432" text:class-names="" text:cond-style-name=""><text:span text:style-name="a431" text:class-names=""><text:s text:c="1"/>Age</text:span></text:p>
            </text:list-item>
          </text:list>
          <text:list text:style-name="a437">
            <text:list-item>
              <text:p text:style-name="a436" text:class-names="" text:cond-style-name=""><text:span text:style-name="a434" text:class-names=""><text:s text:c="1"/>Specialty</text:span><text:span text:style-name="a435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50278in" svg:y="5.73203in" svg:width="3.33125in" svg:height="1.5319in" draw:id="id66" draw:style-name="a450" draw:name="Rectangle : coins arrondis 4">
          <svg:title/>
          <svg:desc/>
          <text:p text:style-name="a440" text:class-names="" text:cond-style-name=""><text:span text:style-name="a439" text:class-names="">Session:</text:span></text:p>
          <text:p text:style-name="a442" text:class-names="" text:cond-style-name=""><text:span text:style-name="a441" text:class-names=""/></text:p>
          <text:list text:style-name="a445">
            <text:list-item>
              <text:p text:style-name="a444" text:class-names="" text:cond-style-name=""><text:span text:style-name="a443" text:class-names="">Type of sport<text:s text:c="1"/></text:span></text:p>
            </text:list-item>
          </text:list>
          <text:list text:style-name="a449">
            <text:list-item>
              <text:p text:style-name="a448" text:class-names="" text:cond-style-name=""><text:span text:style-name="a446" text:class-names="">Schedule<text:s text:c="1"/></text:span><text:span text:style-name="a447" text:class-names=""/></text:p>
            </text:list-item>
          </text:list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94326in" svg:y="0.90071in" svg:width="5.15603in" svg:height="1.04965in" draw:id="id67" draw:style-name="a455" draw:name="Flèche : droite 7">
          <svg:title/>
          <svg:desc/>
          <text:p text:style-name="a454" text:class-names="" text:cond-style-name=""><text:span text:style-name="a451" text:class-names="">R</text:span><text:span text:style-name="a452" text:class-names="">egister</text:span><text:span text:style-name="a45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40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40426in" svg:y="3.22695in" svg:width="1.87943in" svg:height="2.42553in" draw:id="id68" draw:style-name="a460" draw:name="Flèche : bas 8">
          <svg:title/>
          <svg:desc/>
          <text:p text:style-name="a457" text:class-names="" text:cond-style-name=""><text:span text:style-name="a456" text:class-names="">Train</text:span></text:p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3232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94326in" svg:y="6.24823in" svg:width="5.15603in" svg:height="0.88652in" draw:id="id69" draw:style-name="a465" draw:name="Flèche : gauche 9">
          <svg:title/>
          <svg:desc/>
          <text:p text:style-name="a464" text:class-names="" text:cond-style-name=""><text:span text:style-name="a461" text:class-names="">L</text:span><text:span text:style-name="a462" text:class-names="">ed</text:span><text:span text:style-name="a463" text:class-names=""/></text:p>
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185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70" draw:style-name="a469" draw:name="ZoneTexte 11" svg:x="3.71277in" svg:y="0.76241in" svg:width="0.61348in" svg:height="0.40391in">
          <draw:text-box>
            <text:p text:style-name="a468" text:class-names="" text:cond-style-name=""><text:span text:style-name="a466" text:class-names="">1.1</text:span><text:span text:style-name="a467" text:class-names=""/></text:p>
          </draw:text-box>
          <svg:title/>
          <svg:desc/>
        </draw:frame>
        <draw:frame draw:id="id71" draw:style-name="a473" draw:name="ZoneTexte 12" svg:x="8.79255in" svg:y="0.76241in" svg:width="0.61348in" svg:height="0.40391in">
          <draw:text-box>
            <text:p text:style-name="a472" text:class-names="" text:cond-style-name=""><text:span text:style-name="a470" text:class-names="">1.N</text:span><text:span text:style-name="a471" text:class-names=""/></text:p>
          </draw:text-box>
          <svg:title/>
          <svg:desc/>
        </draw:frame>
        <draw:frame draw:id="id72" draw:style-name="a477" draw:name="ZoneTexte 13" svg:x="9.96454in" svg:y="3.08253in" svg:width="0.67376in" svg:height="0.40391in">
          <draw:text-box>
            <text:p text:style-name="a476" text:class-names="" text:cond-style-name=""><text:span text:style-name="a474" text:class-names="">1.20</text:span><text:span text:style-name="a475" text:class-names=""/></text:p>
          </draw:text-box>
          <svg:title/>
          <svg:desc/>
        </draw:frame>
        <draw:frame draw:id="id73" draw:style-name="a481" draw:name="ZoneTexte 14" svg:x="9.96454in" svg:y="5.0864in" svg:width="0.61348in" svg:height="0.40391in">
          <draw:text-box>
            <text:p text:style-name="a480" text:class-names="" text:cond-style-name=""><text:span text:style-name="a478" text:class-names="">1.N</text:span><text:span text:style-name="a479" text:class-names=""/></text:p>
          </draw:text-box>
          <svg:title/>
          <svg:desc/>
        </draw:frame>
        <draw:frame draw:id="id74" draw:style-name="a485" draw:name="ZoneTexte 15" svg:x="3.83056in" svg:y="5.73203in" svg:width="0.61348in" svg:height="0.40391in">
          <draw:text-box>
            <text:p text:style-name="a484" text:class-names="" text:cond-style-name=""><text:span text:style-name="a482" text:class-names="">1.N</text:span><text:span text:style-name="a483" text:class-names=""/></text:p>
          </draw:text-box>
          <svg:title/>
          <svg:desc/>
        </draw:frame>
        <draw:frame draw:id="id75" draw:style-name="a489" draw:name="ZoneTexte 16" svg:x="8.74036in" svg:y="5.73203in" svg:width="0.61348in" svg:height="0.40391in">
          <draw:text-box>
            <text:p text:style-name="a488" text:class-names="" text:cond-style-name=""><text:span text:style-name="a486" text:class-names="">1.2</text:span><text:span text:style-name="a4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TOUATI zohra</meta:initial-creator>
    <dc:creator>TOUATI zohra</dc:creator>
    <meta:creation-date>2022-08-02T16:14:30Z</meta:creation-date>
    <dc:date>2022-08-02T16:57:28Z</dc:date>
    <meta:editing-cycles>1</meta:editing-cycles>
    <meta:editing-duration>PT2578S</meta:editing-duration>
    <meta:document-statistic meta:paragraph-count="32" meta:word-count="53"/>
  </office:meta>
</office:document-meta>
</file>